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8.39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draw:textarea-vertical-align="top" fo:min-height="12.179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size="32pt" style:text-underline-style="solid" style:text-underline-width="auto" style:text-underline-color="font-color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8.397cm" svg:x="1.4cm" svg:y="1.63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2">Testgetriebene Entwicklung mit JUnit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3"/></text:p>
            <text:p><text:span text:style-name="T3"/></text:p>
            <text:p><text:span text:style-name="T3">Von Christian Marz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4">Testgetriebene Entwicklung allgemein</text:span></text:p>
                <text:p text:style-name="P2"><text:span text:style-name="T4"/></text:p>
              </text:list-item>
              <text:list-item>
                <text:p text:style-name="P2"><text:span text:style-name="T4">JUnit angewendet</text:span></text:p>
                <text:p text:style-name="P2"><text:span text:style-name="T4"/></text:p>
              </text:list-item>
              <text:list-item>
                <text:p text:style-name="P2"><text:span text:style-name="T4">Übungsaufgabe</text:span></text:p>
                <text:p text:style-name="P2"><text:span text:style-name="T4"/></text:p>
              </text:list-item>
              <text:list-item>
                <text:p text:style-name="P2"><text:span text:style-name="T4">Besprechung der Übungsaufgabe</text:span></text:p>
                <text:p text:style-name="P2"><text:span text:style-name="T4"/></text:p>
              </text:list-item>
              <text:list-item>
                <text:p text:style-name="P2"><text:span text:style-name="T4">Blick auf andere Programmierspra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estgetriebene Entwicklung<text:line-break/>- allgemein -</text:p>
              </text:list-header>
            </text:list>
          </draw:text-box>
        </draw:frame>
        <draw:frame presentation:style-name="pr4" draw:text-style-name="P3" draw:layer="layout" svg:width="25.199cm" svg:height="12.273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5">Vor</text:span><text:span text:style-name="T4"> dem Programmieren: </text:span></text:p>
                    <text:p text:style-name="P3"><text:span text:style-name="T4">- Testfälle entwickeln (Bei welchem Input kommt welcher Output)</text:span></text:p>
                    <text:p text:style-name="P3"><text:span text:style-name="T4"/></text:p>
                    <text:p text:style-name="P3"><text:span text:style-name="T4"/></text:p>
                    <text:p text:style-name="P3"><text:span text:style-name="T4"/></text:p>
                  </text:list-item>
                  <text:list-item>
                    <text:p text:style-name="P3"><text:span text:style-name="T4">Nicht zwingend von der selben Person</text:span></text:p>
                    <text:p text:style-name="P3"><text:span text:style-name="T4"/></text:p>
                    <text:p text:style-name="P3"><text:span text:style-name="T4"/></text:p>
                  </text:list-item>
                  <text:list-item>
                    <text:p text:style-name="P3"><text:span text:style-name="T4">Vorgehensweise (nach Kent Beck): </text:span></text:p>
                    <text:list>
                      <text:list-item>
                        <text:list>
                          <text:list-item>
                            <text:p text:style-name="P3"><text:span text:style-name="T4">Test schreiben(wird noch nicht erfüllt)</text:span></text:p>
                          </text:list-item>
                          <text:list-item>
                            <text:p text:style-name="P3"><text:span text:style-name="T4">Änderung des Codes bis er die Tests besteht</text:span></text:p>
                          </text:list-item>
                          <text:list-item>
                            <text:p text:style-name="P3"><text:span text:style-name="T4">„</text:span><text:span text:style-name="T4">Refactoring“ des Cod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JUnit angewendet</text:p>
              </text:list-header>
            </text:list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Siehe praktischen Anwendungsf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Übungsaufgabe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4">Kalender-Aufgabe weiter mach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esprechung der Übungsaufgabe</text:p>
              </text:list-header>
            </text:list>
          </draw:text-box>
        </draw:frame>
        <draw:frame presentation:style-name="pr4" draw:text-style-name="P4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6">Blick auf andere Programmiersprachen</text:span></text:p>
              </text:list-header>
            </text:list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<text:span text:style-name="T4"><text:s/></text:span><text:span text:style-name="T4">Delphi: Dunit</text:span></text:p>
                <text:p text:style-name="P3"><text:span text:style-name="T4"><text:s/></text:span></text:p>
              </text:list-item>
              <text:list-item>
                <text:p text:style-name="P3"><text:span text:style-name="T4"><text:s/></text:span><text:span text:style-name="T4">PHP: PHPUnit</text:span></text:p>
                <text:p text:style-name="P3"><text:span text:style-name="T4"/></text:p>
              </text:list-item>
              <text:list-item>
                <text:p text:style-name="P3"><text:span text:style-name="T4"><text:s/></text:span><text:span text:style-name="T4">C# :Nunit</text:span></text:p>
                <text:p text:style-name="P3"><text:span text:style-name="T4"/></text:p>
              </text:list-item>
              <text:list-item>
                <text:p text:style-name="P3"><text:span text:style-name="T4"><text:s/></text:span><text:span text:style-name="T4">Javascript: QUn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Tango_20_Gree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5:45:29.178000000</meta:creation-date>
    <dc:date>2016-05-09T16:16:51.425000000</dc:date>
    <meta:editing-duration>PT8H30S</meta:editing-duration>
    <meta:editing-cycles>27</meta:editing-cycles>
    <meta:generator>LibreOffice/4.3.4.1$Windows_x86 LibreOffice_project/bc356b2f991740509f321d70e4512a6a54c5f243</meta:generator>
    <meta:document-statistic meta:object-count="48"/>
  </office:meta>
</office:document-meta>
</file>